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2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3" table:default-cell-style-name="Default"/>
        <table:table-column table:style-name="co9" table:default-cell-style-name="ce2"/>
        <table:table-column table:style-name="co10" table:default-cell-style-name="ce6"/>
        <table:table-column table:style-name="co3" table:default-cell-style-name="Default"/>
        <table:table-column table:style-name="co5" table:default-cell-style-name="ce2"/>
        <table:table-column table:style-name="co11" table:default-cell-style-name="ce5"/>
        <table:table-column table:style-name="co3" table:default-cell-style-name="Default"/>
        <table:table-column table:style-name="co3" table:default-cell-style-name="ce2"/>
        <table:table-column table:style-name="co12" table:default-cell-style-name="ce5"/>
        <table:table-row table:style-name="ro1">
          <table:table-cell table:style-name="Default" office:value-type="string" calcext:value-type="string">
            <text:p>Cheat sheet for aiolos files 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utput file</text:p>
          </table:table-cell>
          <table:table-cell table:style-name="ce4"/>
          <table:table-cell/>
          <table:table-cell table:style-name="ce1" office:value-type="string" calcext:value-type="string">
            <text:p>Diagnostic file, 1 band</text:p>
          </table:table-cell>
          <table:table-cell table:style-name="ce4"/>
          <table:table-cell/>
          <table:table-cell table:style-name="ce9" office:value-type="string" calcext:value-type="string">
            <text:p>Diagnostic file, 2 bands</text:p>
          </table:table-cell>
          <table:table-cell table:style-name="ce4"/>
          <table:table-cell/>
          <table:table-cell table:style-name="ce9" office:value-type="string" calcext:value-type="string">
            <text:p>Diagnostic file, 2 bands, 3 species</text:p>
          </table:table-cell>
          <table:table-cell table:style-name="ce4"/>
          <table:table-cell/>
          <table:table-cell table:style-name="ce1" office:value-type="string" calcext:value-type="string">
            <text:p>Diagnostic file, 3 bands</text:p>
          </table:table-cell>
          <table:table-cell table:style-name="ce4"/>
          <table:table-cell/>
          <table:table-cell table:style-name="ce9" office:value-type="string" calcext:value-type="string">
            <text:p>Diagnostic file, 2 bands in, 1 band out, 4 species</text:p>
          </table:table-cell>
          <table:table-cell table:style-name="ce4"/>
        </table:table-row>
        <table:table-row table:style-name="ro1">
          <table:table-cell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style-name="ce5"/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office:value-type="string" calcext:value-type="string">
            <text:p>Column numb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ho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omentu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ergy density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rho_flux left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momentum_flux left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J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energy_density_flux left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dS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/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_L – F_R + S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/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ppa_R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dS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Pressur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dS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au_tot cell 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velocity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ppa_P(Tsun)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dS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T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hokappa_R 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au_tot radial 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dt_c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hokappa_R 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dt_CFL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hokappa_R 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kappa_R 0, <text:s text:c="2"/>spec 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c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Flux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R 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appa_R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tau_tot cell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P 0, <text:s text:c="2"/>spec 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dt_dE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ppa_P 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appa_P 0, <text:s text:c="2"/>spec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tau_tot cell 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ppa_P(Tsun) 0, spec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u_analytic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kappa_P(Tsun) 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ppa_P(Tsun) 0, spec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tau_tot cell 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kappa_R 0, <text:s text:c="2"/>spec 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R 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R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P 0, <text:s text:c="2"/>spec 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Phi_grav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 0, <text:s text:c="2"/>spec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(Tsun) 0, spec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enclosed mass (r) this speci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kappa_P(Tsun) 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kappa_P(Tsun) 0, spec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au_tot radial 2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kappa_R 0, <text:s text:c="2"/>spec 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J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Trad_t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appa_R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kappa_R 0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kappa_P 0, <text:s text:c="2"/>spec 2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T_gas_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appa_P 0, <text:s text:c="2"/>spec 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kappa_P 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kappa_P(Tsun) 0, spec2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frictional accel_1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P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kappa_P(Tsun) 0, spec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kappa_P (Tsun) 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kappa_R 1, <text:s text:c="2"/>spec 0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Flux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R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R 1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appa_P 1, <text:s text:c="2"/>spec 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string" calcext:value-type="string">
            <text:p>kappa_P 1, <text:s text:c="2"/>spec 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kappa_P 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string" calcext:value-type="string">
            <text:p>kappa_P(Tsun) 1, spec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27" calcext:value-type="float">
            <text:p>27</text:p>
          </table:table-cell>
          <table:table-cell table:style-name="ce22" office:value-type="string" calcext:value-type="string">
            <text:p>kappa_P(Tsun) 1, spec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kappa_P (Tsun) 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kappa_R 1, <text:s text:c="2"/>spec 1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kappa_R 1, <text:s text:c="2"/>spec 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kappa_R 2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kappa_P 1, <text:s text:c="2"/>spec 1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kappa_P 1, <text:s text:c="2"/>spec 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kappa_P 2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kappa_P(Tsun) 1, spec1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kappa_P(Tsun) 1, spec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kappa_P (Tsun) 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22" office:value-type="string" calcext:value-type="string">
            <text:p>kappa_R 1, <text:s text:c="2"/>spec 2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R 1, <text:s text:c="2"/>spec 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rad_tot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P 1, <text:s text:c="2"/>spec 2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kappa_P 1, <text:s text:c="2"/>spec 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_gas_0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kappa_P(Tsun) 1, spec2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3" calcext:value-type="float">
            <text:p>33</text:p>
          </table:table-cell>
          <table:table-cell table:style-name="ce22" office:value-type="string" calcext:value-type="string">
            <text:p>kappa_P(Tsun) 1, spec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Trad_tot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Trad_to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lux 0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T_gas spec 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T_gas spec 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lux 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T_gas spec 1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T_gas spec 1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Flux 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T_gas spec 2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T_gas spec 2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P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Flux 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Flux 0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39" calcext:value-type="float">
            <text:p>39</text:p>
          </table:table-cell>
          <table:table-cell table:style-name="ce11" office:value-type="string" calcext:value-type="string">
            <text:p>Flux 1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Default" table:number-columns-repeated="2"/>
          <table:table-cell/>
          <table:table-cell table:style-name="ce3" office:value-type="float" office:value="40" calcext:value-type="float">
            <text:p>4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5:09:13.162791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1-07-27T22:07:24.159049473</dc:date>
    <meta:editing-duration>P3DT8H39M43S</meta:editing-duration>
    <meta:editing-cycles>11</meta:editing-cycles>
    <meta:generator>LibreOffice/6.4.5.2$Linux_X86_64 LibreOffice_project/40$Build-2</meta:generator>
    <meta:document-statistic meta:table-count="1" meta:cell-count="376" meta:object-count="0"/>
  </office:meta>
</office:document-meta>
</file>